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5d3" officeooo:paragraph-rsid="000c25d3"/>
    </style:style>
    <style:style style:name="P2" style:family="paragraph" style:parent-style-name="Standard">
      <style:text-properties officeooo:rsid="000c25d3" officeooo:paragraph-rsid="000d8811"/>
    </style:style>
    <style:style style:name="P3" style:family="paragraph" style:parent-style-name="Standard">
      <style:text-properties officeooo:rsid="000d34e0" officeooo:paragraph-rsid="000d34e0"/>
    </style:style>
    <style:style style:name="P4" style:family="paragraph" style:parent-style-name="Standard">
      <style:text-properties officeooo:rsid="000d34e0" officeooo:paragraph-rsid="000d8811"/>
    </style:style>
    <style:style style:name="P5" style:family="paragraph" style:parent-style-name="Standard">
      <style:text-properties officeooo:rsid="000d8811" officeooo:paragraph-rsid="000d8811"/>
    </style:style>
    <style:style style:name="P6" style:family="paragraph" style:parent-style-name="Standard">
      <style:text-properties officeooo:rsid="000d8811" officeooo:paragraph-rsid="000d9218"/>
    </style:style>
    <style:style style:name="P7" style:family="paragraph" style:parent-style-name="Standard">
      <style:text-properties officeooo:rsid="000d9218" officeooo:paragraph-rsid="000d9218"/>
    </style:style>
    <style:style style:name="P8" style:family="paragraph" style:parent-style-name="Standard">
      <style:text-properties officeooo:rsid="000d9218" officeooo:paragraph-rsid="000e4dbc"/>
    </style:style>
    <style:style style:name="P9" style:family="paragraph" style:parent-style-name="Standard">
      <style:text-properties officeooo:rsid="000d9218" officeooo:paragraph-rsid="000e7f80"/>
    </style:style>
    <style:style style:name="P10" style:family="paragraph" style:parent-style-name="Standard">
      <style:text-properties officeooo:rsid="000e4dbc" officeooo:paragraph-rsid="000e4dbc"/>
    </style:style>
    <style:style style:name="P11" style:family="paragraph" style:parent-style-name="Standard">
      <style:text-properties officeooo:rsid="000e4dbc" officeooo:paragraph-rsid="0010924d"/>
    </style:style>
    <style:style style:name="P12" style:family="paragraph" style:parent-style-name="Standard">
      <style:text-properties officeooo:rsid="000e4dbc" officeooo:paragraph-rsid="0013c96f"/>
    </style:style>
    <style:style style:name="P13" style:family="paragraph" style:parent-style-name="Standard">
      <style:text-properties officeooo:rsid="000e7f80" officeooo:paragraph-rsid="000e7f80"/>
    </style:style>
    <style:style style:name="P14" style:family="paragraph" style:parent-style-name="Standard">
      <style:text-properties officeooo:rsid="000e7f80" officeooo:paragraph-rsid="0010924d"/>
    </style:style>
    <style:style style:name="P15" style:family="paragraph" style:parent-style-name="Standard">
      <style:text-properties officeooo:paragraph-rsid="0010924d"/>
    </style:style>
    <style:style style:name="P16" style:family="paragraph" style:parent-style-name="Standard">
      <style:text-properties officeooo:rsid="0010ec51" officeooo:paragraph-rsid="0010ec51"/>
    </style:style>
    <style:style style:name="P17" style:family="paragraph" style:parent-style-name="Standard">
      <style:text-properties officeooo:paragraph-rsid="0010ec51"/>
    </style:style>
    <style:style style:name="P18" style:family="paragraph" style:parent-style-name="Standard">
      <style:text-properties officeooo:paragraph-rsid="0010f70a"/>
    </style:style>
    <style:style style:name="P19" style:family="paragraph" style:parent-style-name="Standard">
      <style:text-properties officeooo:paragraph-rsid="0013c96f"/>
    </style:style>
    <style:style style:name="P20" style:family="paragraph" style:parent-style-name="Standard">
      <style:text-properties officeooo:rsid="001474f0" officeooo:paragraph-rsid="001474f0"/>
    </style:style>
    <style:style style:name="P21" style:family="paragraph" style:parent-style-name="Standard">
      <style:text-properties officeooo:paragraph-rsid="001474f0"/>
    </style:style>
    <style:style style:name="P22" style:family="paragraph" style:parent-style-name="Standard">
      <style:text-properties officeooo:rsid="0015eafa" officeooo:paragraph-rsid="0015eafa"/>
    </style:style>
    <style:style style:name="P23" style:family="paragraph" style:parent-style-name="Standard">
      <style:text-properties officeooo:rsid="0015eafa" officeooo:paragraph-rsid="0016a959"/>
    </style:style>
    <style:style style:name="P24" style:family="paragraph" style:parent-style-name="Standard">
      <style:text-properties officeooo:paragraph-rsid="0015eafa"/>
    </style:style>
    <style:style style:name="P25" style:family="paragraph" style:parent-style-name="Standard">
      <style:text-properties officeooo:rsid="0016a959" officeooo:paragraph-rsid="0016a959"/>
    </style:style>
    <style:style style:name="P26" style:family="paragraph" style:parent-style-name="Standard">
      <style:text-properties officeooo:paragraph-rsid="0016a959"/>
    </style:style>
    <style:style style:name="P27" style:family="paragraph" style:parent-style-name="Standard">
      <style:text-properties officeooo:rsid="001c819c" officeooo:paragraph-rsid="001c819c"/>
    </style:style>
    <style:style style:name="P28" style:family="paragraph" style:parent-style-name="Standard">
      <style:text-properties officeooo:rsid="001d67a6" officeooo:paragraph-rsid="001d67a6"/>
    </style:style>
    <style:style style:name="P29" style:family="paragraph" style:parent-style-name="Standard">
      <style:text-properties officeooo:rsid="0013c96f" officeooo:paragraph-rsid="0013c96f"/>
    </style:style>
    <style:style style:name="P30" style:family="paragraph" style:parent-style-name="Standard">
      <style:text-properties officeooo:rsid="0015eafa" officeooo:paragraph-rsid="001474f0"/>
    </style:style>
    <style:style style:name="P31" style:family="paragraph" style:parent-style-name="Standard">
      <style:text-properties officeooo:rsid="001d67a6" officeooo:paragraph-rsid="001d67a6"/>
    </style:style>
    <style:style style:name="P32" style:family="paragraph" style:parent-style-name="Standard">
      <style:text-properties officeooo:rsid="001d67a6" officeooo:paragraph-rsid="00201b1c"/>
    </style:style>
    <style:style style:name="P33" style:family="paragraph" style:parent-style-name="Standard">
      <style:text-properties officeooo:rsid="00201b1c" officeooo:paragraph-rsid="00201b1c"/>
    </style:style>
    <style:style style:name="T1" style:family="text">
      <style:text-properties officeooo:rsid="000d8811"/>
    </style:style>
    <style:style style:name="T2" style:family="text">
      <style:text-properties officeooo:rsid="000d9218"/>
    </style:style>
    <style:style style:name="T3" style:family="text">
      <style:text-properties officeooo:rsid="000e4dbc"/>
    </style:style>
    <style:style style:name="T4" style:family="text">
      <style:text-properties officeooo:rsid="000e7f80"/>
    </style:style>
    <style:style style:name="T5" style:family="text">
      <style:text-properties officeooo:rsid="0010924d"/>
    </style:style>
    <style:style style:name="T6" style:family="text">
      <style:text-properties officeooo:rsid="001094c7"/>
    </style:style>
    <style:style style:name="T7" style:family="text">
      <style:text-properties officeooo:rsid="0010ec51"/>
    </style:style>
    <style:style style:name="T8" style:family="text">
      <style:text-properties officeooo:rsid="0010f70a"/>
    </style:style>
    <style:style style:name="T9" style:family="text">
      <style:text-properties officeooo:rsid="00121883"/>
    </style:style>
    <style:style style:name="T10" style:family="text">
      <style:text-properties officeooo:rsid="0013c96f"/>
    </style:style>
    <style:style style:name="T11" style:family="text">
      <style:text-properties officeooo:rsid="001474f0"/>
    </style:style>
    <style:style style:name="T12" style:family="text">
      <style:text-properties officeooo:rsid="0015eafa"/>
    </style:style>
    <style:style style:name="T13" style:family="text">
      <style:text-properties officeooo:rsid="0016a959"/>
    </style:style>
    <style:style style:name="T14" style:family="text">
      <style:text-properties officeooo:rsid="001d67a6"/>
    </style:style>
    <style:style style:name="T15" style:family="text">
      <style:text-properties officeooo:rsid="00201b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4 </text:p>
      <text:p text:style-name="P1">Deregnaucourt</text:p>
      <text:p text:style-name="P1">Benjamin</text:p>
      <text:p text:style-name="P1"/>
      <text:p text:style-name="P1"/>
      <text:p text:style-name="P1">requêtes Exists</text:p>
      <text:p text:style-name="P1"/>
      <text:p text:style-name="P2">1) <text:span text:style-name="T1">Les couleurs rares, c.à.d. pour lesquelles il n’y existe que un seul article (∃). (Moyen)</text:span></text:p>
      <text:p text:style-name="P2"/>
      <text:p text:style-name="P2"><text:tab/>Select acoul From Articles a <text:tab/>Where not exists ( Select acoul From Articles a2 Where a.acoul=a2.acoul and a.aid&lt;&gt;a2.aid)</text:p>
      <text:p text:style-name="P1"/>
      <text:p text:style-name="P4">2) <text:span text:style-name="T1">Articles rouges, qui n’existent pas en vert (∃, A/S,IN) (Moyen)</text:span></text:p>
      <text:p text:style-name="P4"/>
      <text:p text:style-name="P4"><text:tab/>Select anom from articles a1 where a1.acoul='rouge' and not exists (select aid from articles a2 where a1.anom=a2.anom and a2.acoul='vert')</text:p>
      <text:p text:style-name="P3"/>
      <text:p text:style-name="P3"><text:tab/>Select anom from articles <text:s/>where acoul='rouge' and anom &lt;&gt; ALL (select anom from articles where acoul='vert')</text:p>
      <text:p text:style-name="P3"><text:tab/>Select anom from articles <text:s/>where acoul='rouge' and anom not in(select anom from articles where acoul='vert')</text:p>
      <text:p text:style-name="P1"/>
      <text:p text:style-name="P5">3) Les noms des fournisseurs qui ont, pour une pièce, un prix supérieur à la moyenne (moyennant sur tous les fournisseurs proposant cette pièce). (Moyen)</text:p>
      <text:p text:style-name="P5"/>
      <text:p text:style-name="P5"><text:tab/>select distinct fnom from fournisseurs f inner join catalogue c on f.fid =c.fid group by fnom,aid having avg(prix) &gt;(select avg(prix) from catalogue c2 where c.aid=c2.aid group by aid)</text:p>
      <text:p text:style-name="P5"/>
      <text:p text:style-name="P5">4) Articles offerts par au moins 2 fournisseurs différents (∃).<text:span text:style-name="T2">(facile)</text:span></text:p>
      <text:p text:style-name="P5"><text:tab/></text:p>
      <text:p text:style-name="P6"><text:tab/><text:span text:style-name="T2">select distinct aid from catalogue c1 where exists (select aid from catalogue c2 where c1.fid &lt;&gt;c2.fid and c1.aid=c2.aid)</text:span></text:p>
      <text:p text:style-name="P5"/>
      <text:p text:style-name="P7">5) Vendeur sans articles (IN, A/S).</text:p>
      <text:p text:style-name="P7"/>
      <text:p text:style-name="P7"><text:tab/>select fid from fournisseurs where fid &lt;&gt; all(select fid from catalogue)</text:p>
      <text:p text:style-name="P7"><text:tab/>select fid from fournisseurs where fid not in (select fid from catalogue)</text:p>
      <text:p text:style-name="P7"/>
      <text:p text:style-name="P7">6) Les noms d’articles vendus par kiventout et personne d’autre.</text:p>
      <text:p text:style-name="P7"/>
      <text:p text:style-name="P8"><text:tab/><text:span text:style-name="T3">select distinct anom from articles a natural join catalogue c natural join fournisseurs f <text:s/>where fnom='kiventout' and aid not in (select aid from catalogue natural join fournisseurs f2 where f2.fnom &lt;&gt; 'kiventout')</text:span></text:p>
      <text:p text:style-name="P8"/>
      <text:p text:style-name="P10">7) Fournisseur proposant tous les articles (∃). Remarque : il s’agit justement</text:p>
      <text:p text:style-name="P10">de trouver requête sans passer par un groupage pour compter. Le point est d’exprimer un</text:p>
      <text:p text:style-name="P10">pour tous par la négation et il existe. Il faut exprimer l’idée : Je cherche un fournisseur tel</text:p>
      <text:p text:style-name="P10">qu’il n’y ait pas d’article non fournissable par lui. <text:span text:style-name="T4">(chiant)</text:span></text:p>
      <text:p text:style-name="P10"/>
      <text:p text:style-name="P10"><text:tab/></text:p>
      <text:p text:style-name="P11"><text:tab/><text:span text:style-name="T5">select fid from fournisseurs as f where not exists(select * from articles as a where not exists (select * from catalogue as c where a.aid=c.aid and f.fid=c.fid));</text:span></text:p>
      <text:p text:style-name="P29"><text:soft-page-break/>avec Group by</text:p>
      <text:p text:style-name="P12"><text:span text:style-name="T10"><text:tab/>select fid from fournisseurs f natural join catalogue c group by fid having count(*)=(select count(*) from articles)</text:span><text:tab/></text:p>
      <text:p text:style-name="P9"/>
      <text:p text:style-name="P13">8) Le nom du fournisseur de l’article le plus cher (∃).</text:p>
      <text:p text:style-name="P13"/>
      <text:p text:style-name="P14"><text:tab/><text:span text:style-name="T5">select fnom from fournisseurs f natural join catalogue c where not exists (select * <text:s/>from catalogue c2 where c2.prix&gt;c.prix );</text:span></text:p>
      <text:p text:style-name="P14"/>
      <text:p text:style-name="P14"/>
      <text:p text:style-name="P15"><text:span text:style-name="T5">9) </text:span>Il faut trouver une requ<text:span text:style-name="T6">ê</text:span>te <text:span text:style-name="T6">éq</text:span>uivalente, sans utiliser la clause HAVING (∃) :</text:p>
      <text:p text:style-name="P15">select anom , min( prix ) , max( prix ) from articles natural join cata<text:span text:style-name="T6">l</text:span>ogue group by anom having count ( disti<text:span text:style-name="T6">n</text:span>ct <text:span text:style-name="T6">f</text:span>id )&gt;1</text:p>
      <text:p text:style-name="P15"/>
      <text:p text:style-name="P16"><text:tab/>select anom, max(prix),min(prix) from articles a natural join catalogue c where exists ( select * from catalogue c2 where c.fid &lt;&gt; c2.fid and c.aid=c2.aid) group by anom;</text:p>
      <text:p text:style-name="P15"><text:tab/></text:p>
      <text:p text:style-name="P17"><text:span text:style-name="T7">10) </text:span>Le nom du fournisseur offrant le m<text:span text:style-name="T9">ê</text:span>me article en plus d’une couleur, et le nom de cet article (∃).</text:p>
      <text:p text:style-name="P17"/>
      <text:p text:style-name="P18"><text:tab/><text:span text:style-name="T8"> select distinct <text:s/>fnom, anom from articles a natural join fournisseurs f natural join catalogue c where exists (select * from catalogue c1 natural join articles a1 where a.anom =a1.anom and c1.fid=c.fid and a1.acoul&lt;&gt;a.acoul);</text:span></text:p>
      <text:p text:style-name="P18"/>
      <text:p text:style-name="P18"><text:tab/><text:span text:style-name="T11">some :</text:span></text:p>
      <text:p text:style-name="P21"><text:tab/><text:span text:style-name="T11"> select distinct anom, fnom from articles a natural join catalogue c natural join fournisseurs f where a.anom = some(select anom from articles a2 natural join catalogue c1 where a.acoul&lt;&gt;a2.acoul and c1.fid=c.fid);</text:span></text:p>
      <text:p text:style-name="P21"/>
      <text:p text:style-name="P19"><text:span text:style-name="T10">11) </text:span>Les noms des articles offerts par un seul fournisseur, toutes couleurs confondues (∃, group by).</text:p>
      <text:p text:style-name="P19"><text:tab/></text:p>
      <text:p text:style-name="P19"><text:tab/><text:span text:style-name="T11">not exists :</text:span></text:p>
      <text:p text:style-name="P20"><text:tab/>select anom from catalogue c natural join articles a where not exists (select * from catalogue c1 natural join articles a1 where a1.anom=a.anom and c1.fid&lt;&gt;c.fid);</text:p>
      <text:p text:style-name="P20"/>
      <text:p text:style-name="P20"><text:tab/>group by :</text:p>
      <text:p text:style-name="P20"><text:tab/>select anom from articles a natural join catalogue c group by anom having count(*)=1;</text:p>
      <text:p text:style-name="P20"/>
      <text:p text:style-name="P21"><text:span text:style-name="T11">12) </text:span>Articles co<text:span text:style-name="T11">û</text:span>tant au moins 100 euros, chez tous les vendeurs (comparaison au niveau des aids) (∃, A/S).</text:p>
      <text:p text:style-name="P21"/>
      <text:p text:style-name="P22">select distinct aid from catalogue c where exists (select * from catalogue c1 where c1.prix&gt;100 and c1.aid=c.aid);</text:p>
      <text:p text:style-name="P21"><text:tab/></text:p>
      <text:p text:style-name="P30">not exists</text:p>
      <text:p text:style-name="P21"/>
      <text:p text:style-name="P26"><text:tab/><text:span text:style-name="T12">select distinct aid from catalogue c <text:s/>where not exists (select * from catalogue c1 where c1.prix&gt;100 and c1.aid=c.aid);</text:span></text:p>
      <text:p text:style-name="P21"/>
      <text:p text:style-name="P22">some</text:p>
      <text:p text:style-name="P22">select distinct aid from catalogue where aid = some(select aid from catalogue where prix&gt;100);</text:p>
      <text:p text:style-name="P22"/>
      <text:p text:style-name="P24"><text:soft-page-break/><text:span text:style-name="T12">13) </text:span>Articles (aid) disponibles uniquement aux Etats-Unis ( ´ ∃).</text:p>
      <text:p text:style-name="P22"/>
      <text:p text:style-name="P23"><text:tab/></text:p>
      <text:p text:style-name="P27"><text:tab/>select aid from catalogue c natural join fournisseurs f where exists (select * from fournisseurs f1 natural join catalogue c1 where f.fid=f1.fid and c1.aid=c.aid and f1.fad like '%USA' <text:s text:c="2"/>and not exists (select * from fournisseurs f2 where f2.fad=f1.fad and f1.fad like '%USA%' ));</text:p>
      <text:p text:style-name="P25"/>
      <text:p text:style-name="P26"><text:span text:style-name="T13">14 : </text:span>Fournisseur n’offrant que des articles rouges.</text:p>
      <text:p text:style-name="P26"/>
      <text:p text:style-name="P26"><text:tab/><text:span text:style-name="T14">Group by</text:span></text:p>
      <text:p text:style-name="P33">select fnom from fournisseurs as f natural join catalogue as c where fid not in (select fid from fournisseurs as f natural join articles as a natural join catalogue as c where acoul&lt;&gt;'rouge') group by fnom having count(c.aid)&gt;0;</text:p>
      <text:p text:style-name="P28"><text:tab/>not exists</text:p>
      <text:p text:style-name="P32"><text:tab/><text:span text:style-name="T15">select fnom from fournisseurs as f natural join catalogue as c where not exists (select * from catalogue as c2 natural join articles as a where c.fid = c2.fid and acoul &lt;&gt; 'rouge');</text:span></text:p>
      <text:p text:style-name="P28"/>
      <text:p text:style-name="P32">15<text:span text:style-name="T15"> Les noms des fournisseurs qui offrent tous les articles rouges.</text:span></text:p>
      <text:p text:style-name="P32"/>
      <text:p text:style-name="P32">not exists</text:p>
      <text:p text:style-name="P28"/>
      <text:p text:style-name="P33">select fnom from fournisseurs as f where not exists (select aid from articles a where acoul='rouge' and aid &lt;&gt; all (select aid from fournisseurs f2 natural join catalogue as c where f.fid = f2.fid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0:36:20.612836008</meta:creation-date>
    <dc:date>2016-10-20T13:30:45.365290554</dc:date>
    <meta:editing-duration>PT40M5S</meta:editing-duration>
    <meta:editing-cycles>11</meta:editing-cycles>
    <meta:generator>LibreOffice/5.1.4.2$Linux_X86_64 LibreOffice_project/10m0$Build-2</meta:generator>
    <meta:document-statistic meta:table-count="0" meta:image-count="0" meta:object-count="0" meta:page-count="3" meta:paragraph-count="62" meta:word-count="850" meta:character-count="5320" meta:non-whitespace-character-count="4482"/>
  </office:meta>
</office:document-meta>
</file>